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5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23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1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co1" style:family="table-column">
      <style:table-column-properties style:column-width="3.004cm" style:use-optimal-column-width="false"/>
    </style:style>
    <style:style style:name="co2" style:family="table-column">
      <style:table-column-properties style:column-width="3.565cm" style:use-optimal-column-width="false"/>
    </style:style>
    <style:style style:name="ro1" style:family="table-row">
      <style:table-row-properties style:row-height="8.082cm" style:use-optimal-row-height="false"/>
    </style:style>
    <style:style style:name="ro2" style:family="table-row">
      <style:table-row-properties style:row-height="0.972cm" style:use-optimal-row-height="false"/>
    </style:style>
    <style:style style:name="ro3" style:family="table-row">
      <style:table-row-properties style:row-height="3.105cm" style:use-optimal-row-height="false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8.584cm" svg:height="16.496cm" svg:x="1.015cm" svg:y="8.87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Check</text:p>
                <text:p>box</text:p>
              </table:table-cell>
              <table:table-cell>
                <text:p>CustomerName</text:p>
              </table:table-cell>
              <table:table-cell>
                <text:p>Wed 7-12-23</text:p>
                <text:p/>
                <text:p/>
                <text:p/>
                <text:p>(Past Date)</text:p>
              </table:table-cell>
              <table:table-cell>
                <text:p>Thu-08-12-23</text:p>
                <text:p/>
                <text:p/>
                <text:p>(Current date)</text:p>
              </table:table-cell>
              <table:table-cell>
                <text:p>Fri-09-12-23</text:p>
                <text:p/>
                <text:p/>
                <text:p>(Future Date)</text:p>
              </table:table-cell>
              <table:table-cell>
                <text:p>Sat 10-12-23</text:p>
                <text:p/>
                <text:p/>
                <text:p>(Future Date)</text:p>
              </table:table-cell>
            </table:table-row>
            <table:table-row table:style-name="ro2" table:default-cell-style-name="gray2">
              <table:table-cell/>
              <table:table-cell>
                <text:p>Tushar</text:p>
              </table:table-cell>
              <table:table-cell>
                <text:p>3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2" table:default-cell-style-name="gray1">
              <table:table-cell/>
              <table:table-cell>
                <text:p>datta</text:p>
              </table:table-cell>
              <table:table-cell>
                <text:p>2</text:p>
              </table:table-cell>
              <table:table-cell>
                <text:p>2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2" table:default-cell-style-name="gray2">
              <table:table-cell/>
              <table:table-cell>
                <text:p>akshay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2" table:default-cell-style-name="gray1">
              <table:table-cell/>
              <table:table-cell>
                <text:p>Bunty</text:p>
              </table:table-cell>
              <table:table-cell>
                <text:p>2</text:p>
              </table:table-cell>
              <table:table-cell>
                <text:p>2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3" table:default-cell-style-name="gray2">
              <table:table-cell/>
              <table:table-cell/>
              <table:table-cell>
                <text:p>Edit (Edit after confirmation popup)</text:p>
              </table:table-cell>
              <table:table-cell>
                <text:p>Save</text:p>
              </table:table-cell>
              <table:table-cell>
                <text:p>Save(disabled)</text:p>
              </table:table-cell>
              <table:table-cell>
                <text:p>Save(disabled)</text:p>
              </table:table-cell>
            </table:table-row>
          </table:table>
          <draw:image xlink:href="Pictures/TablePreview1.svm" xlink:type="simple" xlink:show="embed" xlink:actuate="onLoad"/>
        </draw:frame>
        <draw:connector draw:style-name="gr1" draw:text-style-name="P1" draw:layer="layout" draw:type="line" svg:x1="6.809cm" svg:y1="7.831cm" svg:x2="17.428cm" svg:y2="7.796cm" svg:d="M6809 7831l10619-35" svg:viewBox="0 0 10620 36">
          <text:p/>
        </draw:connector>
        <draw:frame draw:style-name="gr2" draw:text-style-name="P2" draw:layer="layout" svg:width="13.7cm" svg:height="1.673cm" svg:x="6.7cm" svg:y="6.5cm">
          <draw:text-box>
            <text:p>Scrollable till month(1 – 31 days)</text:p>
          </draw:text-box>
        </draw:frame>
        <draw:connector draw:style-name="gr1" draw:text-style-name="P1" draw:layer="layout" draw:type="line" svg:x1="1.7cm" svg:y1="7.9cm" svg:x2="6.28cm" svg:y2="7.972cm" svg:d="M1700 7900l4580 72" svg:viewBox="0 0 4581 73">
          <text:p/>
        </draw:connector>
        <draw:frame draw:style-name="gr3" draw:text-style-name="P2" draw:layer="layout" svg:width="2.8cm" svg:height="0.962cm" svg:x="3cm" svg:y="6.5cm">
          <draw:text-box>
            <text:p>Fixed</text:p>
          </draw:text-box>
        </draw:frame>
        <draw:frame draw:style-name="gr4" draw:text-style-name="P2" draw:layer="layout" svg:width="12cm" svg:height="1.484cm" svg:x="1.3cm" svg:y="3.316cm">
          <draw:text-box>
            <text:p>Month selector (Default current month)</text:p>
          </draw:text-box>
        </draw:frame>
        <draw:frame draw:style-name="gr5" draw:text-style-name="P2" draw:layer="layout" svg:width="10.8cm" svg:height="1.4cm" svg:x="5.2cm" svg:y="26.4cm">
          <draw:text-box>
            <text:p>Generate bill for selected customer</text:p>
          </draw:text-box>
        </draw:frame>
        <draw:frame draw:style-name="gr6" draw:text-style-name="P2" draw:layer="layout" svg:width="6.3cm" svg:height="1cm" svg:x="13.7cm" svg:y="3.6cm">
          <draw:text-box>
            <text:p>Filter</text:p>
          </draw:text-box>
        </draw:frame>
        <draw:frame draw:style-name="gr7" draw:text-style-name="P2" draw:layer="layout" svg:width="0.502cm" svg:height="1.673cm" svg:x="10cm" svg:y="10.1cm">
          <draw:text-box>
            <text:p/>
            <text:p/>
          </draw:text-box>
        </draw:frame>
        <draw:frame draw:style-name="gr2" draw:text-style-name="P2" draw:layer="layout" svg:width="5.7cm" svg:height="1.673cm" svg:x="2.2cm" svg:y="1.7cm">
          <draw:text-box>
            <text:p>Add Customer</text:p>
          </draw:text-box>
        </draw:frame>
        <draw:frame draw:style-name="gr3" draw:text-style-name="P2" draw:layer="layout" svg:width="9.1cm" svg:height="0.962cm" svg:x="9.5cm" svg:y="27.6cm">
          <draw:text-box>
            <text:p>Delete Selected customer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8T00:39:40.654620881</meta:creation-date>
    <dc:date>2022-12-08T00:58:03.503141297</dc:date>
    <meta:editing-duration>PT8M12S</meta:editing-duration>
    <meta:editing-cycles>1</meta:editing-cycles>
    <meta:document-statistic meta:object-count="11"/>
    <meta:generator>LibreOffice/6.4.7.2$Linux_X86_64 LibreOffice_project/40$Build-2</meta:generator>
  </office:meta>
</office:document-meta>
</file>